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5cm" fo:min-width="5.8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69a2e" draw:fill-color="#77bc65" draw:textarea-horizontal-align="justify" draw:textarea-vertical-align="middle" draw:auto-grow-height="false" fo:min-height="3.55cm" fo:min-width="5.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cm" svg:height="3.8cm" svg:x="11.7cm" svg:y="4.7cm">
          <text:p text:style-name="P1">Vehicle Chassis</text:p>
          <text:p text:style-name="P1">Sub- Assembl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cm" svg:height="3.8cm" svg:x="1.7cm" svg:y="11.4cm">
          <text:p text:style-name="P1">Track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cm" svg:height="3.8cm" svg:x="15.1cm" svg:y="11.4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3cm" svg:height="3.8cm" svg:x="8.4cm" svg:y="11.4cm">
          <text:p text:style-name="P1">Gearbox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4.85cm" svg:y1="8.5cm" svg:x2="4.85cm" svg:y2="11.4cm" draw:start-shape="id1" draw:start-glue-point="2" draw:end-shape="id2" draw:end-glue-point="0" svg:d="M14850 8500v1450h-10000v1450" svg:viewBox="0 0 10001 2901">
          <text:p/>
        </draw:connector>
        <draw:connector draw:style-name="gr2" draw:text-style-name="P1" draw:layer="layout" svg:x1="14.85cm" svg:y1="8.5cm" svg:x2="18.25cm" svg:y2="11.4cm" draw:start-shape="id1" draw:start-glue-point="2" draw:end-shape="id3" draw:end-glue-point="0" svg:d="M14850 8500v1450h3400v1450" svg:viewBox="0 0 3401 2901">
          <text:p/>
        </draw:connector>
        <draw:connector draw:style-name="gr2" draw:text-style-name="P1" draw:layer="layout" svg:x1="11.55cm" svg:y1="11.4cm" svg:x2="14.85cm" svg:y2="8.5cm" draw:start-shape="id4" draw:start-glue-point="0" draw:end-shape="id1" draw:end-glue-point="2" svg:d="M11550 11400v-1450h3300v-1450" svg:viewBox="0 0 3301 2901">
          <text:p/>
        </draw:connector>
        <draw:custom-shape draw:style-name="gr1" draw:text-style-name="P1" xml:id="id5" draw:id="id5" draw:layer="layout" svg:width="6.3cm" svg:height="3.8cm" svg:x="21.8cm" svg:y="11.4cm">
          <text:p text:style-name="P1">Chassi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4.95cm" svg:y1="11.4cm" svg:x2="14.85cm" svg:y2="8.5cm" draw:start-shape="id5" draw:start-glue-point="0" draw:end-shape="id1" draw:end-glue-point="2" svg:d="M24950 11400v-1450h-10100v-1450" svg:viewBox="0 0 10101 2901">
          <text:p/>
        </draw:connector>
      </draw:page>
      <draw:page draw:name="page2" draw:style-name="dp1" draw:master-page-name="Default">
        <draw:custom-shape draw:style-name="gr3" draw:text-style-name="P2" xml:id="id7" draw:id="id7" draw:layer="layout" svg:width="6.3cm" svg:height="3.8cm" svg:x="5cm" svg:y="7.1cm">
          <text:p text:style-name="P1">Motor Drive and </text:p>
          <text:p text:style-name="P1">Battery Management</text:p>
          <text:p text:style-name="P1"><text:s/>PW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8" draw:id="id8" draw:layer="layout" svg:width="6.3cm" svg:height="3.8cm" svg:x="12.151cm" svg:y="7.1cm">
          <text:p text:style-name="P1">Main Control PW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9" draw:id="id9" draw:layer="layout" svg:width="6.3cm" svg:height="3.8cm" svg:x="19.3cm" svg:y="7.1cm">
          <text:p text:style-name="P1">Payload PWA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0" draw:id="id10" draw:layer="layout" svg:width="6.3cm" svg:height="3.8cm" svg:x="1.3cm" svg:y="12.1cm">
          <text:p text:style-name="P1">DC Motor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11" draw:id="id11" draw:layer="layout" svg:width="6.3cm" svg:height="3.8cm" svg:x="8.6cm" svg:y="12.1cm">
          <text:p text:style-name="P1">Battery Pack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6" draw:id="id6" draw:layer="layout" svg:width="6.3cm" svg:height="3.8cm" svg:x="12.151cm" svg:y="2cm">
          <text:p text:style-name="P1">Electrical Systems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" draw:text-style-name="P1" draw:layer="layout" svg:x1="15.301cm" svg:y1="5.8cm" svg:x2="8.15cm" svg:y2="7.1cm" draw:start-shape="id6" draw:start-glue-point="2" draw:end-shape="id7" svg:d="M15301 5800v650h-7151v650" svg:viewBox="0 0 7152 1301">
          <text:p/>
        </draw:connector>
        <draw:connector draw:style-name="gr2" draw:text-style-name="P1" draw:layer="layout" svg:x1="15.301cm" svg:y1="5.8cm" svg:x2="15.301cm" svg:y2="7.1cm" draw:start-shape="id6" draw:start-glue-point="2" draw:end-shape="id8" draw:end-glue-point="0" svg:d="M15301 5800v1300" svg:viewBox="0 0 1 1301">
          <text:p/>
        </draw:connector>
        <draw:connector draw:style-name="gr2" draw:text-style-name="P1" draw:layer="layout" svg:x1="22.45cm" svg:y1="7.1cm" svg:x2="15.301cm" svg:y2="5.8cm" draw:start-shape="id9" draw:end-shape="id6" draw:end-glue-point="2" svg:d="M22450 7100v-650h-7149v-650" svg:viewBox="0 0 7150 1301">
          <text:p/>
        </draw:connector>
        <draw:connector draw:style-name="gr2" draw:text-style-name="P1" draw:layer="layout" svg:x1="4.45cm" svg:y1="12.1cm" svg:x2="8.15cm" svg:y2="10.9cm" draw:start-shape="id10" draw:start-glue-point="0" draw:end-shape="id7" draw:end-glue-point="2" svg:d="M4450 12100v-600h3700v-600" svg:viewBox="0 0 3701 1201">
          <text:p/>
        </draw:connector>
        <draw:connector draw:style-name="gr2" draw:text-style-name="P1" draw:layer="layout" svg:x1="11.75cm" svg:y1="12.1cm" svg:x2="8.15cm" svg:y2="10.9cm" draw:start-shape="id11" draw:start-glue-point="0" draw:end-shape="id7" draw:end-glue-point="2" svg:d="M11750 12100v-600h-3600v-600" svg:viewBox="0 0 3601 12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2-17T09:40:16.494000000</meta:creation-date>
    <meta:generator>LibreOffice/6.3.4.2$Windows_X86_64 LibreOffice_project/60da17e045e08f1793c57c00ba83cdfce946d0aa</meta:generator>
    <dc:date>2019-12-17T09:59:25.978000000</dc:date>
    <meta:editing-duration>PT4M21S</meta:editing-duration>
    <meta:editing-cycles>1</meta:editing-cycles>
    <meta:document-statistic meta:object-count="20"/>
  </office:meta>
</office:document-meta>
</file>